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df96" officeooo:paragraph-rsid="000bdf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Dem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3T17:15:15.013000000</dc:date>
    <meta:editing-duration>PT20S</meta:editing-duration>
    <meta:editing-cycles>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" meta:word-count="3" meta:character-count="12" meta:non-whitespace-character-count="10"/>
  </office:meta>
</office:document-meta>
</file>